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normal" officeooo:rsid="011c3a3d" officeooo:paragraph-rsid="011c3a3d" style:font-weight-asian="normal" style:font-weight-complex="normal"/>
    </style:style>
    <style:style style:name="P2" style:family="paragraph" style:parent-style-name="Standard">
      <style:text-properties fo:font-weight="normal" officeooo:rsid="011d00cf" officeooo:paragraph-rsid="011d00cf" style:font-weight-asian="normal" style:font-weight-complex="normal"/>
    </style:style>
    <style:style style:name="P3" style:family="paragraph" style:parent-style-name="Standard">
      <style:text-properties fo:font-weight="normal" officeooo:rsid="011d00cf" officeooo:paragraph-rsid="011daa19" style:font-weight-asian="normal" style:font-weight-complex="normal"/>
    </style:style>
    <style:style style:name="P4" style:family="paragraph" style:parent-style-name="Standard">
      <style:text-properties fo:font-weight="normal" officeooo:rsid="011c8af9" officeooo:paragraph-rsid="011c3a3d" style:font-weight-asian="normal" style:font-weight-complex="normal"/>
    </style:style>
    <style:style style:name="P5" style:family="paragraph" style:parent-style-name="Standard">
      <style:text-properties fo:font-weight="normal" officeooo:rsid="011c8af9" officeooo:paragraph-rsid="011c8af9" style:font-weight-asian="normal" style:font-weight-complex="normal"/>
    </style:style>
    <style:style style:name="P6" style:family="paragraph" style:parent-style-name="Standard">
      <style:text-properties fo:font-weight="bold" officeooo:rsid="011c3a3d" officeooo:paragraph-rsid="011c3a3d" style:font-weight-asian="bold" style:font-weight-complex="bold"/>
    </style:style>
    <style:style style:name="P7" style:family="paragraph" style:parent-style-name="Standard">
      <style:text-properties fo:font-weight="bold" officeooo:rsid="011d00cf" officeooo:paragraph-rsid="011d00cf" style:font-weight-asian="bold" style:font-weight-complex="bold"/>
    </style:style>
    <style:style style:name="P8" style:family="paragraph" style:parent-style-name="Standard">
      <style:text-properties fo:font-weight="bold" officeooo:rsid="011daa19" officeooo:paragraph-rsid="011daa19" style:font-weight-asian="bold" style:font-weight-complex="bold"/>
    </style:style>
    <style:style style:name="P9" style:family="paragraph" style:parent-style-name="Standard">
      <style:text-properties officeooo:paragraph-rsid="011c3a3d"/>
    </style:style>
    <style:style style:name="P10" style:family="paragraph" style:parent-style-name="Standard">
      <style:text-properties officeooo:rsid="011c8af9" officeooo:paragraph-rsid="011c8af9"/>
    </style:style>
    <style:style style:name="P11" style:family="paragraph" style:parent-style-name="Standard">
      <style:text-properties fo:font-weight="normal" officeooo:rsid="0123f011" officeooo:paragraph-rsid="0123f011" style:font-weight-asian="normal" style:font-weight-complex="normal"/>
    </style:style>
    <style:style style:name="P12" style:family="paragraph" style:parent-style-name="Standard">
      <style:text-properties fo:font-weight="normal" officeooo:rsid="011d00cf" officeooo:paragraph-rsid="011daa19" style:font-weight-asian="normal" style:font-weight-complex="normal"/>
    </style:style>
    <style:style style:name="P13" style:family="paragraph" style:parent-style-name="Standard">
      <style:text-properties fo:font-weight="bold" officeooo:rsid="0123f011" officeooo:paragraph-rsid="0123f011" style:font-weight-asian="bold" style:font-weight-complex="bold"/>
    </style:style>
    <style:style style:name="P14" style:family="paragraph" style:parent-style-name="Standard">
      <style:text-properties officeooo:paragraph-rsid="0123f011"/>
    </style:style>
    <style:style style:name="P15" style:family="paragraph" style:parent-style-name="Standard">
      <style:text-properties officeooo:rsid="01242285" officeooo:paragraph-rsid="01242285"/>
    </style:style>
    <style:style style:name="P16" style:family="paragraph" style:parent-style-name="Standard">
      <style:text-properties officeooo:rsid="01242285" officeooo:paragraph-rsid="01258d25"/>
    </style:style>
    <style:style style:name="T1" style:family="text">
      <style:text-properties fo:font-weight="normal" style:font-weight-asian="normal" style:font-weight-complex="normal"/>
    </style:style>
    <style:style style:name="T2" style:family="text">
      <style:text-properties fo:font-weight="normal" officeooo:rsid="011c3a3d" style:font-weight-asian="normal" style:font-weight-complex="normal"/>
    </style:style>
    <style:style style:name="T3" style:family="text">
      <style:text-properties fo:font-weight="normal" officeooo:rsid="011c8af9" style:font-weight-asian="normal" style:font-weight-complex="normal"/>
    </style:style>
    <style:style style:name="T4" style:family="text">
      <style:text-properties fo:font-weight="normal" officeooo:rsid="011d00cf" style:font-weight-asian="normal" style:font-weight-complex="normal"/>
    </style:style>
    <style:style style:name="T5" style:family="text">
      <style:text-properties fo:font-weight="normal" officeooo:rsid="0123f011" style:font-weight-asian="normal" style:font-weight-complex="normal"/>
    </style:style>
    <style:style style:name="T6" style:family="text">
      <style:text-properties fo:font-weight="normal" officeooo:rsid="01242285" style:font-weight-asian="normal" style:font-weight-complex="normal"/>
    </style:style>
    <style:style style:name="T7" style:family="text">
      <style:text-properties fo:font-weight="normal" officeooo:rsid="01266420" style:font-weight-asian="normal" style:font-weight-complex="normal"/>
    </style:style>
    <style:style style:name="T8" style:family="text">
      <style:text-properties fo:font-weight="normal" officeooo:rsid="012722de" style:font-weight-asian="normal" style:font-weight-complex="normal"/>
    </style:style>
    <style:style style:name="T9" style:family="text">
      <style:text-properties fo:font-weight="normal" officeooo:rsid="01285bef" style:font-weight-asian="normal" style:font-weight-complex="normal"/>
    </style:style>
    <style:style style:name="T10" style:family="text">
      <style:text-properties officeooo:rsid="011c8af9"/>
    </style:style>
    <style:style style:name="T11" style:family="text">
      <style:text-properties officeooo:rsid="011daa19"/>
    </style:style>
    <style:style style:name="T12" style:family="text">
      <style:text-properties officeooo:rsid="011f8f2a"/>
    </style:style>
    <style:style style:name="T13" style:family="text">
      <style:text-properties officeooo:rsid="01204e49"/>
    </style:style>
    <style:style style:name="T14" style:family="text">
      <style:text-properties officeooo:rsid="01224279"/>
    </style:style>
    <style:style style:name="T15" style:family="text">
      <style:text-properties officeooo:rsid="01258d25"/>
    </style:style>
    <style:style style:name="T16" style:family="text">
      <style:text-properties officeooo:rsid="012664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ost quantum TLS</text:p>
      <text:p text:style-name="P1"/>
      <text:p text:style-name="P1">Already the first proposals are coming in. One of the first is KEMTLS, a proposal from Schwabe, Stebila and Wiggers. Just last week we were lucky enough to have a talk from <text:span text:style-name="T10">P</text:span>eter Schwabe on this proposal. I know Peter of old – he is one of the more energetic, effective and productive cryptographic researchers.</text:p>
      <text:p text:style-name="P1"/>
      <text:p text:style-name="P1">The KEMTLS proposal has two main components. The first is to switch TLS to post quantum primitives. But in order to do this they also propose significantly tweaking the TLS protocol.</text:p>
      <text:p text:style-name="P1"/>
      <text:p text:style-name="P9"><text:span text:style-name="T2">Recall that in TLS1.3 the two parties first perform an ephemeral unauthenticated key exchange followed by the </text:span><text:span text:style-name="T3">Server’s </text:span><text:span text:style-name="T2">transmission of its certificate chain, </text:span><text:span text:style-name="T3">which includes its public key. The server then digitally signs a hash of the entire communications transcript with the associated private key, which authenticates the original key exchange to the client. Optionally the client may respond with a certificate chain of its own, to provide full two-way authentication.</text:span></text:p>
      <text:p text:style-name="P4"/>
      <text:p text:style-name="P10"><text:span text:style-name="T1">One of the key motivations in the design of TLS1.3 was to minimize the number of over-and-backs </text:span><text:span text:style-name="T4">(or “passes”) </text:span><text:span text:style-name="T1">in the protocol, and to allow transmission of application data as early as possible. </text:span><text:span text:style-name="T4">There is a price to be paid for each pass in terms of latency increases and communication delays.</text:span></text:p>
      <text:p text:style-name="P5"/>
      <text:p text:style-name="P5">The main cryptographic operations that will need PQ replacement will be</text:p>
      <text:p text:style-name="P5"/>
      <text:p text:style-name="P5">1.<text:tab/>The original key exchange</text:p>
      <text:p text:style-name="P5">2.<text:tab/>The processing of the certificate chain</text:p>
      <text:p text:style-name="P5">3. <text:tab/>The signature of the transcript and its verification</text:p>
      <text:p text:style-name="P5"/>
      <text:p text:style-name="P7">The Key exchange</text:p>
      <text:p text:style-name="P7"/>
      <text:p text:style-name="P2">This is probably the easiest to deal with, and we have lots of PQ choices. Myself I quite like SIKE for this, due to its small key sizes. I know its quite compute intensive. <text:span text:style-name="T16">But in an IoT setting hardware support for compute intensive calculations is often available. </text:span>And there are faster lattice based alternatives, although the key sizes do increase a lot.</text:p>
      <text:p text:style-name="P2"/>
      <text:p text:style-name="P7">The Certificate chain</text:p>
      <text:p text:style-name="P2"/>
      <text:p text:style-name="P3">There seems to be an assumption that drop-in replacements of PQ primitives into PKI will <text:span text:style-name="T11">be</text:span> <text:span text:style-name="T11">used to provide PQ certification</text:span>. <text:span text:style-name="T11">That means that PQ signature schemes will have to be supported, with primitives for signing and verification.</text:span> <text:span text:style-name="T11">So there is no escaping the requirement for an acceptable PQ signature scheme. And here things becomes a little more challenging, as the current PQ signature proposals leave a lot to be desired when compared with their pre-quantum equivalents. Elliptic curve cryptography has spoiled us when it comes to fast compute time, and small key sizes! But there is no avoiding it – if we are going to stick with PKI, then we are going to need a good PQ signature scheme. </text:span><text:span text:style-name="T16">This almost certainly means larger certificate chains, with bandwidth implications that will probably dwarf other aspects of the TLS handshake.</text:span></text:p>
      <text:p text:style-name="P3"/>
      <text:p text:style-name="P8">The Transcript Signature</text:p>
      <text:p text:style-name="P3"/>
      <text:p text:style-name="P3"><text:span text:style-name="T11">On the face of it this would appear quite straightforward. Use one of the signature schemes which we already must support for PQ certificate PKI signature. But it is here that KEMTLS proposes a radical change – replace the transcript signat</text:span><text:span text:style-name="T12">u</text:span><text:span text:style-name="T11">re with a KEM </text:span><text:span text:style-name="T12">(Key Encapsulation Mechanism)</text:span><text:span text:style-name="T11">. The motivation is that currently PQ KEMs are much more efficient than PQ signature. </text:span><text:span text:style-name="T12">Note that a KEM is a standard method for doing the original key exchange. But its use as a substitute for the </text:span><text:soft-page-break/><text:span text:style-name="T12">transcript signature is a lot more controversial. </text:span><text:span text:style-name="T13">And the bad news is that it requires </text:span><text:span text:style-name="T14">one or more extra</text:span><text:span text:style-name="T13"> “pass</text:span><text:span text:style-name="T14">es</text:span><text:span text:style-name="T13">”.</text:span></text:p>
      <text:p text:style-name="P3"/>
      <text:p text:style-name="P13">I <text:span text:style-name="T15">just </text:span>don’t buy it</text:p>
      <text:p text:style-name="P11"/>
      <text:p text:style-name="P14"><text:span text:style-name="T5">One of the issues raised by Peter was the size of the TCB, or Trusted Co</text:span><text:span text:style-name="T9">de</text:span><text:span text:style-name="T5"> Base. Basically it makes sense to minimise ones trust exposure, or trust “surface”. The less </text:span><text:span text:style-name="T9">software/hardware </text:span><text:span text:style-name="T5">components that need to be trusted, the more secure is your system. The TCB also affects the size of the implementation. Digital signature requires code for performing the signature, and </text:span><text:span text:style-name="T6">distinct </text:span><text:span text:style-name="T5">code for verifying it. In a TLS setting the Server may only need to do signature, and the client may need to only do verification. Part of the case </text:span><text:span text:style-name="T6">for KEMTLS </text:span><text:span text:style-name="T5">is that only certificate authorities will have to do signatures, and if KEMTLS were adopted then </text:span><text:span text:style-name="T7">online</text:span><text:span text:style-name="T5"> signature</text:span><text:span text:style-name="T6">s by the server</text:span><text:span text:style-name="T5"> would not be required. It is claimed that “</text:span>signatures are only generated in the more confined and secured environment of certificate authorities<text:span text:style-name="T5">”. But if signatures can be safely carried out by a CA, why exactly are they </text:span><text:span text:style-name="T6">a</text:span><text:span text:style-name="T5"> problem for servers? I just don’t get it. </text:span></text:p>
      <text:p text:style-name="P14"><text:span text:style-name="T5"/></text:p>
      <text:p text:style-name="P15"><text:span text:style-name="T5">A</text:span><text:span text:style-name="T1">nd those extra passes are definitely a performance problem. One mitigation is to use pre-distributed public keys. But this sounds complicated to me, especially for a poorly resourced client in an IoT setting.</text:span></text:p>
      <text:p text:style-name="P15"><text:span text:style-name="T1"/></text:p>
      <text:p text:style-name="P15"><text:span text:style-name="T1">A lot of thought and years of effort has gone into the design of TLS1.3. I would be very slow to dump all of that without a much more compelling case being made. </text:span><text:span text:style-name="T8">I also would be aware that the OpenSSL “keepers” of the TLS/SSL flame are a pretty conservative bunch, so I would expect a lot of push-back from that quarter.</text:span></text:p>
      <text:p text:style-name="P15"><text:span text:style-name="T1"/></text:p>
      <text:p text:style-name="P16"><text:span text:style-name="T1">I remain to be convinced that the KEMTLS proposal is superior to the simpler recourse of just dropping PQ primitives into the existing TLS1.3 structure. </text:span><text:span text:style-name="T7">Can’t wait to start trying it out!</text:span></text:p>
      <text:p text:style-name="P16"><text:span text:style-name="T7"/></text:p>
      <text:p text:style-name="P16"><text:span text:style-name="T1"><text:s/></text:span></text:p>
      <text:p text:style-name="P14"><text:span text:style-name="T5"/></text:p>
      <text:p text:style-name="P14"><text:span text:style-name="T5"><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9-12T23:12:19.688000000</dc:date>
    <meta:editing-duration>P4DT7H13M43S</meta:editing-duration>
    <meta:editing-cycles>166</meta:editing-cycles>
    <meta:generator>LibreOffice/6.4.5.2$Windows_X86_64 LibreOffice_project/a726b36747cf2001e06b58ad5db1aa3a9a1872d6</meta:generator>
    <meta:document-statistic meta:table-count="0" meta:image-count="0" meta:object-count="0" meta:page-count="2" meta:paragraph-count="22" meta:word-count="848" meta:character-count="4997" meta:non-whitespace-character-count="4162"/>
  </office:meta>
</office:document-meta>
</file>